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0.1pt"/>
    </style:style>
    <style:style style:name="co2" style:family="table-column">
      <style:table-column-properties fo:break-before="auto" style:column-width="29.31pt"/>
    </style:style>
    <style:style style:name="co3" style:family="table-column">
      <style:table-column-properties fo:break-before="auto" style:column-width="30.36pt"/>
    </style:style>
    <style:style style:name="co4" style:family="table-column">
      <style:table-column-properties fo:break-before="auto" style:column-width="57.34pt"/>
    </style:style>
    <style:style style:name="co5" style:family="table-column">
      <style:table-column-properties fo:break-before="auto" style:column-width="46.54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out_homepc_si_convs_no_recs_no_compi" table:style-name="ta1">
        <table:shapes>
          <draw:frame draw:z-index="0" draw:style-name="gr1" draw:text-style-name="P1" svg:width="405.24pt" svg:height="222.86pt" svg:x="18.71pt" svg:y="335.06pt">
            <loext:p draw:notify-on-update-of-ranges="out_homepc_si_convs_no_recs_no_compi.D5:out_homepc_si_convs_no_recs_no_compi.D25 out_homepc_si_convs_no_recs_no_compi.G4:out_homepc_si_convs_no_recs_no_compi.G4 out_homepc_si_convs_no_recs_no_compi.G5:out_homepc_si_convs_no_recs_no_compi.G25 out_homepc_si_convs_no_recs_no_compi.L4:out_homepc_si_convs_no_recs_no_compi.L4 out_homepc_si_convs_no_recs_no_compi.L5:out_homepc_si_convs_no_recs_no_compi.L25 out_homepc_si_convs_no_recs_no_compi.H4:out_homepc_si_convs_no_recs_no_compi.H4 out_homepc_si_convs_no_recs_no_compi.H5:out_homepc_si_convs_no_recs_no_compi.H24 out_homepc_si_convs_no_recs_no_compi.M4:out_homepc_si_convs_no_recs_no_compi.M4 out_homepc_si_convs_no_recs_no_compi.M5:out_homepc_si_convs_no_recs_no_compi.M2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number-columns-repeated="2" table:default-cell-style-name="ce1"/>
        <table:table-column table:style-name="co5" table:number-columns-repeated="2" table:default-cell-style-name="ce1"/>
        <table:table-column table:style-name="co6" table:number-columns-repeated="10" table:default-cell-style-name="ce1"/>
        <table:table-column table:style-name="co6" table:default-cell-style-name="Default"/>
        <table:table-column table:style-name="co6" table:number-columns-repeated="4" table:default-cell-style-name="ce1"/>
        <table:table-row table:style-name="ro1">
          <table:table-cell office:value-type="string" calcext:value-type="string">
            <text:p>Hconv – Row first</text:p>
          </table:table-cell>
          <table:table-cell office:value-type="string" calcext:value-type="string">
            <text:p>Hconv-Col first</text:p>
          </table:table-cell>
          <table:table-cell office:value-type="string" calcext:value-type="string">
            <text:p>Vconv – Rows first</text:p>
          </table:table-cell>
          <table:table-cell/>
          <table:table-cell table:style-name="Default" table:number-columns-repeated="14"/>
          <table:table-cell/>
          <table:table-cell table:style-name="Default"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out_homepc_si_convs_no_recs_no_compi</text:p>
          </table:table-cell>
          <table:table-cell/>
          <table:table-cell table:style-name="Default" table:number-columns-repeated="5"/>
          <table:table-cell table:style-name="Default" office:value-type="string" calcext:value-type="string">
            <text:p>out_homepc_si_convs_no_recs_si_compi</text:p>
          </table:table-cell>
          <table:table-cell table:style-name="Default" table:number-columns-repeated="4"/>
          <table:table-cell table:style-name="Default" office:value-type="string" calcext:value-type="string">
            <text:p>out_homepc_si_convs_si_recs_si_compi</text:p>
          </table:table-cell>
          <table:table-cell table:style-name="Default" table:number-columns-repeated="3"/>
          <table:table-cell/>
          <table:table-cell table:style-name="Default" office:value-type="string" calcext:value-type="string">
            <text:p>No optimizations</text:p>
          </table:table-cell>
          <table:table-cell table:style-name="Default" table:number-columns-repeated="3"/>
        </table:table-row>
        <table:table-row table:style-name="ro1">
          <table:table-cell table:number-columns-repeated="4"/>
          <table:table-cell table:style-name="Default" table:number-columns-repeated="14"/>
          <table:table-cell/>
          <table:table-cell table:style-name="Default" table:number-columns-repeated="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</text:p>
          </table:table-cell>
          <table:table-cell table:style-name="Default" office:value-type="string" calcext:value-type="string">
            <text:p>hrec</text:p>
          </table:table-cell>
          <table:table-cell table:style-name="Default" office:value-type="string" calcext:value-type="string">
            <text:p>vrec</text:p>
          </table:table-cell>
          <table:table-cell table:style-name="Default" office:value-type="string" calcext:value-type="string">
            <text:p>Hconv – without</text:p>
          </table:table-cell>
          <table:table-cell table:style-name="Default" office:value-type="string" calcext:value-type="string">
            <text:p>Vconv-without</text:p>
          </table:table-cell>
          <table:table-cell table:style-name="Default"/>
          <table:table-cell table:style-name="Default" office:value-type="string" calcext:value-type="string">
            <text:p>hrec</text:p>
          </table:table-cell>
          <table:table-cell table:style-name="Default" office:value-type="string" calcext:value-type="string">
            <text:p>vrec</text:p>
          </table:table-cell>
          <table:table-cell table:style-name="Default" office:value-type="string" calcext:value-type="string">
            <text:p>Hconv-with</text:p>
          </table:table-cell>
          <table:table-cell table:style-name="Default" office:value-type="string" calcext:value-type="string">
            <text:p>Vconv-with</text:p>
          </table:table-cell>
          <table:table-cell table:style-name="Default"/>
          <table:table-cell table:style-name="Default" office:value-type="string" calcext:value-type="string">
            <text:p>hrec</text:p>
          </table:table-cell>
          <table:table-cell table:style-name="Default" office:value-type="string" calcext:value-type="string">
            <text:p>vrec</text:p>
          </table:table-cell>
          <table:table-cell table:style-name="Default" office:value-type="string" calcext:value-type="string">
            <text:p>hconv</text:p>
          </table:table-cell>
          <table:table-cell table:style-name="Default" office:value-type="string" calcext:value-type="string">
            <text:p>vconv</text:p>
          </table:table-cell>
          <table:table-cell/>
          <table:table-cell table:style-name="Default" office:value-type="string" calcext:value-type="string">
            <text:p>hrec</text:p>
          </table:table-cell>
          <table:table-cell table:style-name="Default" office:value-type="string" calcext:value-type="string">
            <text:p>vrec</text:p>
          </table:table-cell>
          <table:table-cell table:style-name="Default" office:value-type="string" calcext:value-type="string">
            <text:p>Hconv-No Opti</text:p>
          </table:table-cell>
          <table:table-cell table:style-name="Default" office:value-type="string" calcext:value-type="string">
            <text:p>Vconv-No Opti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 office:value-type="float" office:value="256" calcext:value-type="float">
            <text:p>256</text:p>
          </table:table-cell>
          <table:table-cell office:value-type="float" office:value="3267486" calcext:value-type="float">
            <text:p>3.27E+06</text:p>
          </table:table-cell>
          <table:table-cell office:value-type="float" office:value="3780742" calcext:value-type="float">
            <text:p>3.78E+06</text:p>
          </table:table-cell>
          <table:table-cell office:value-type="float" office:value="41831" calcext:value-type="float">
            <text:p>4.18E+04</text:p>
          </table:table-cell>
          <table:table-cell office:value-type="float" office:value="48645" calcext:value-type="float">
            <text:p>4.86E+04</text:p>
          </table:table-cell>
          <table:table-cell/>
          <table:table-cell office:value-type="float" office:value="1281460" calcext:value-type="float">
            <text:p>1.28E+06</text:p>
          </table:table-cell>
          <table:table-cell office:value-type="float" office:value="1238343" calcext:value-type="float">
            <text:p>1.24E+06</text:p>
          </table:table-cell>
          <table:table-cell office:value-type="float" office:value="12329" calcext:value-type="float">
            <text:p>1.23E+04</text:p>
          </table:table-cell>
          <table:table-cell office:value-type="float" office:value="16491" calcext:value-type="float">
            <text:p>1.65E+04</text:p>
          </table:table-cell>
          <table:table-cell/>
          <table:table-cell office:value-type="float" office:value="1304471" calcext:value-type="float">
            <text:p>1.30E+06</text:p>
          </table:table-cell>
          <table:table-cell office:value-type="float" office:value="767173" calcext:value-type="float">
            <text:p>7.67E+05</text:p>
          </table:table-cell>
          <table:table-cell office:value-type="float" office:value="16415" calcext:value-type="float">
            <text:p>1.64E+04</text:p>
          </table:table-cell>
          <table:table-cell office:value-type="float" office:value="22258" calcext:value-type="float">
            <text:p>2.23E+04</text:p>
          </table:table-cell>
          <table:table-cell/>
          <table:table-cell office:value-type="float" office:value="3411000" calcext:value-type="float">
            <text:p>3.41E+06</text:p>
          </table:table-cell>
          <table:table-cell office:value-type="float" office:value="3461948" calcext:value-type="float">
            <text:p>3.46E+06</text:p>
          </table:table-cell>
          <table:table-cell office:value-type="float" office:value="2644799" calcext:value-type="float">
            <text:p>2.64E+06</text:p>
          </table:table-cell>
          <table:table-cell office:value-type="float" office:value="3035228" calcext:value-type="float">
            <text:p>3.04E+0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 office:value-type="float" office:value="384" calcext:value-type="float">
            <text:p>384</text:p>
          </table:table-cell>
          <table:table-cell office:value-type="float" office:value="6277655" calcext:value-type="float">
            <text:p>6.28E+06</text:p>
          </table:table-cell>
          <table:table-cell office:value-type="float" office:value="8118646" calcext:value-type="float">
            <text:p>8.12E+06</text:p>
          </table:table-cell>
          <table:table-cell office:value-type="float" office:value="59271" calcext:value-type="float">
            <text:p>5.93E+04</text:p>
          </table:table-cell>
          <table:table-cell office:value-type="float" office:value="68630" calcext:value-type="float">
            <text:p>6.86E+04</text:p>
          </table:table-cell>
          <table:table-cell/>
          <table:table-cell office:value-type="float" office:value="2812901" calcext:value-type="float">
            <text:p>2.81E+06</text:p>
          </table:table-cell>
          <table:table-cell office:value-type="float" office:value="3084787" calcext:value-type="float">
            <text:p>3.08E+06</text:p>
          </table:table-cell>
          <table:table-cell office:value-type="float" office:value="19897" calcext:value-type="float">
            <text:p>1.99E+04</text:p>
          </table:table-cell>
          <table:table-cell office:value-type="float" office:value="25567" calcext:value-type="float">
            <text:p>2.56E+04</text:p>
          </table:table-cell>
          <table:table-cell/>
          <table:table-cell office:value-type="float" office:value="2320228" calcext:value-type="float">
            <text:p>2.32E+06</text:p>
          </table:table-cell>
          <table:table-cell office:value-type="float" office:value="1501051" calcext:value-type="float">
            <text:p>1.50E+06</text:p>
          </table:table-cell>
          <table:table-cell office:value-type="float" office:value="21325" calcext:value-type="float">
            <text:p>2.13E+04</text:p>
          </table:table-cell>
          <table:table-cell office:value-type="float" office:value="28405" calcext:value-type="float">
            <text:p>2.84E+04</text:p>
          </table:table-cell>
          <table:table-cell/>
          <table:table-cell office:value-type="float" office:value="6368247" calcext:value-type="float">
            <text:p>6.37E+06</text:p>
          </table:table-cell>
          <table:table-cell office:value-type="float" office:value="8474384" calcext:value-type="float">
            <text:p>8.47E+06</text:p>
          </table:table-cell>
          <table:table-cell office:value-type="float" office:value="5893643" calcext:value-type="float">
            <text:p>5.89E+06</text:p>
          </table:table-cell>
          <table:table-cell office:value-type="float" office:value="7369234" calcext:value-type="float">
            <text:p>7.37E+0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 office:value-type="float" office:value="512" calcext:value-type="float">
            <text:p>512</text:p>
          </table:table-cell>
          <table:table-cell office:value-type="float" office:value="10968583" calcext:value-type="float">
            <text:p>1.10E+07</text:p>
          </table:table-cell>
          <table:table-cell office:value-type="float" office:value="35042663" calcext:value-type="float">
            <text:p>3.50E+07</text:p>
          </table:table-cell>
          <table:table-cell office:value-type="float" office:value="109274" calcext:value-type="float">
            <text:p>1.09E+05</text:p>
          </table:table-cell>
          <table:table-cell office:value-type="float" office:value="124561" calcext:value-type="float">
            <text:p>1.25E+05</text:p>
          </table:table-cell>
          <table:table-cell/>
          <table:table-cell office:value-type="float" office:value="5057206" calcext:value-type="float">
            <text:p>5.06E+06</text:p>
          </table:table-cell>
          <table:table-cell office:value-type="float" office:value="13594428" calcext:value-type="float">
            <text:p>1.36E+07</text:p>
          </table:table-cell>
          <table:table-cell office:value-type="float" office:value="56410" calcext:value-type="float">
            <text:p>5.64E+04</text:p>
          </table:table-cell>
          <table:table-cell office:value-type="float" office:value="64203" calcext:value-type="float">
            <text:p>6.42E+04</text:p>
          </table:table-cell>
          <table:table-cell/>
          <table:table-cell office:value-type="float" office:value="3565450" calcext:value-type="float">
            <text:p>3.57E+06</text:p>
          </table:table-cell>
          <table:table-cell office:value-type="float" office:value="2263644" calcext:value-type="float">
            <text:p>2.26E+06</text:p>
          </table:table-cell>
          <table:table-cell office:value-type="float" office:value="41229" calcext:value-type="float">
            <text:p>4.12E+04</text:p>
          </table:table-cell>
          <table:table-cell office:value-type="float" office:value="59822" calcext:value-type="float">
            <text:p>5.98E+04</text:p>
          </table:table-cell>
          <table:table-cell/>
          <table:table-cell office:value-type="float" office:value="11139673" calcext:value-type="float">
            <text:p>1.11E+07</text:p>
          </table:table-cell>
          <table:table-cell office:value-type="float" office:value="39644880" calcext:value-type="float">
            <text:p>3.96E+07</text:p>
          </table:table-cell>
          <table:table-cell office:value-type="float" office:value="11052776" calcext:value-type="float">
            <text:p>1.11E+07</text:p>
          </table:table-cell>
          <table:table-cell office:value-type="float" office:value="22221921" calcext:value-type="float">
            <text:p>2.22E+0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 office:value-type="float" office:value="640" calcext:value-type="float">
            <text:p>640</text:p>
          </table:table-cell>
          <table:table-cell office:value-type="float" office:value="17104405" calcext:value-type="float">
            <text:p>1.71E+07</text:p>
          </table:table-cell>
          <table:table-cell office:value-type="float" office:value="26101914" calcext:value-type="float">
            <text:p>2.61E+07</text:p>
          </table:table-cell>
          <table:table-cell office:value-type="float" office:value="98986" calcext:value-type="float">
            <text:p>9.90E+04</text:p>
          </table:table-cell>
          <table:table-cell office:value-type="float" office:value="115146" calcext:value-type="float">
            <text:p>1.15E+05</text:p>
          </table:table-cell>
          <table:table-cell/>
          <table:table-cell office:value-type="float" office:value="7551955" calcext:value-type="float">
            <text:p>7.55E+06</text:p>
          </table:table-cell>
          <table:table-cell office:value-type="float" office:value="9332641" calcext:value-type="float">
            <text:p>9.33E+06</text:p>
          </table:table-cell>
          <table:table-cell office:value-type="float" office:value="34142" calcext:value-type="float">
            <text:p>3.41E+04</text:p>
          </table:table-cell>
          <table:table-cell office:value-type="float" office:value="43270" calcext:value-type="float">
            <text:p>4.33E+04</text:p>
          </table:table-cell>
          <table:table-cell/>
          <table:table-cell office:value-type="float" office:value="5161802" calcext:value-type="float">
            <text:p>5.16E+06</text:p>
          </table:table-cell>
          <table:table-cell office:value-type="float" office:value="3444122" calcext:value-type="float">
            <text:p>3.44E+06</text:p>
          </table:table-cell>
          <table:table-cell office:value-type="float" office:value="40896" calcext:value-type="float">
            <text:p>4.09E+04</text:p>
          </table:table-cell>
          <table:table-cell office:value-type="float" office:value="41114" calcext:value-type="float">
            <text:p>4.11E+04</text:p>
          </table:table-cell>
          <table:table-cell/>
          <table:table-cell office:value-type="float" office:value="17664124" calcext:value-type="float">
            <text:p>1.77E+07</text:p>
          </table:table-cell>
          <table:table-cell office:value-type="float" office:value="31983644" calcext:value-type="float">
            <text:p>3.20E+07</text:p>
          </table:table-cell>
          <table:table-cell office:value-type="float" office:value="16622950" calcext:value-type="float">
            <text:p>1.66E+07</text:p>
          </table:table-cell>
          <table:table-cell office:value-type="float" office:value="28306047" calcext:value-type="float">
            <text:p>2.83E+0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 office:value-type="float" office:value="768" calcext:value-type="float">
            <text:p>768</text:p>
          </table:table-cell>
          <table:table-cell office:value-type="float" office:value="24586217" calcext:value-type="float">
            <text:p>2.46E+07</text:p>
          </table:table-cell>
          <table:table-cell office:value-type="float" office:value="52506064" calcext:value-type="float">
            <text:p>5.25E+07</text:p>
          </table:table-cell>
          <table:table-cell office:value-type="float" office:value="148266" calcext:value-type="float">
            <text:p>1.48E+05</text:p>
          </table:table-cell>
          <table:table-cell office:value-type="float" office:value="164925" calcext:value-type="float">
            <text:p>1.65E+05</text:p>
          </table:table-cell>
          <table:table-cell/>
          <table:table-cell office:value-type="float" office:value="10871469" calcext:value-type="float">
            <text:p>1.09E+07</text:p>
          </table:table-cell>
          <table:table-cell office:value-type="float" office:value="21079807" calcext:value-type="float">
            <text:p>2.11E+07</text:p>
          </table:table-cell>
          <table:table-cell office:value-type="float" office:value="68867" calcext:value-type="float">
            <text:p>6.89E+04</text:p>
          </table:table-cell>
          <table:table-cell office:value-type="float" office:value="79945" calcext:value-type="float">
            <text:p>7.99E+04</text:p>
          </table:table-cell>
          <table:table-cell/>
          <table:table-cell office:value-type="float" office:value="7376498" calcext:value-type="float">
            <text:p>7.38E+06</text:p>
          </table:table-cell>
          <table:table-cell office:value-type="float" office:value="4970337" calcext:value-type="float">
            <text:p>4.97E+06</text:p>
          </table:table-cell>
          <table:table-cell office:value-type="float" office:value="65742" calcext:value-type="float">
            <text:p>6.57E+04</text:p>
          </table:table-cell>
          <table:table-cell office:value-type="float" office:value="77644" calcext:value-type="float">
            <text:p>7.76E+04</text:p>
          </table:table-cell>
          <table:table-cell/>
          <table:table-cell office:value-type="float" office:value="25166172" calcext:value-type="float">
            <text:p>2.52E+07</text:p>
          </table:table-cell>
          <table:table-cell office:value-type="float" office:value="74740566" calcext:value-type="float">
            <text:p>7.47E+07</text:p>
          </table:table-cell>
          <table:table-cell office:value-type="float" office:value="23823355" calcext:value-type="float">
            <text:p>2.38E+07</text:p>
          </table:table-cell>
          <table:table-cell office:value-type="float" office:value="60070353" calcext:value-type="float">
            <text:p>6.01E+0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 office:value-type="float" office:value="896" calcext:value-type="float">
            <text:p>896</text:p>
          </table:table-cell>
          <table:table-cell office:value-type="float" office:value="34072512" calcext:value-type="float">
            <text:p>3.41E+07</text:p>
          </table:table-cell>
          <table:table-cell office:value-type="float" office:value="51161746" calcext:value-type="float">
            <text:p>5.12E+07</text:p>
          </table:table-cell>
          <table:table-cell office:value-type="float" office:value="135202" calcext:value-type="float">
            <text:p>1.35E+05</text:p>
          </table:table-cell>
          <table:table-cell office:value-type="float" office:value="166336" calcext:value-type="float">
            <text:p>1.66E+05</text:p>
          </table:table-cell>
          <table:table-cell/>
          <table:table-cell office:value-type="float" office:value="14843018" calcext:value-type="float">
            <text:p>1.48E+07</text:p>
          </table:table-cell>
          <table:table-cell office:value-type="float" office:value="18211622" calcext:value-type="float">
            <text:p>1.82E+07</text:p>
          </table:table-cell>
          <table:table-cell office:value-type="float" office:value="50335" calcext:value-type="float">
            <text:p>5.03E+04</text:p>
          </table:table-cell>
          <table:table-cell office:value-type="float" office:value="67490" calcext:value-type="float">
            <text:p>6.75E+04</text:p>
          </table:table-cell>
          <table:table-cell/>
          <table:table-cell office:value-type="float" office:value="10012280" calcext:value-type="float">
            <text:p>1.00E+07</text:p>
          </table:table-cell>
          <table:table-cell office:value-type="float" office:value="6751197" calcext:value-type="float">
            <text:p>6.75E+06</text:p>
          </table:table-cell>
          <table:table-cell office:value-type="float" office:value="49033" calcext:value-type="float">
            <text:p>4.90E+04</text:p>
          </table:table-cell>
          <table:table-cell office:value-type="float" office:value="58715" calcext:value-type="float">
            <text:p>5.87E+04</text:p>
          </table:table-cell>
          <table:table-cell/>
          <table:table-cell office:value-type="float" office:value="33763497" calcext:value-type="float">
            <text:p>3.38E+07</text:p>
          </table:table-cell>
          <table:table-cell office:value-type="float" office:value="64556869" calcext:value-type="float">
            <text:p>6.46E+07</text:p>
          </table:table-cell>
          <table:table-cell office:value-type="float" office:value="32389702" calcext:value-type="float">
            <text:p>3.24E+07</text:p>
          </table:table-cell>
          <table:table-cell office:value-type="float" office:value="57639525" calcext:value-type="float">
            <text:p>5.76E+0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 office:value-type="float" office:value="1024" calcext:value-type="float">
            <text:p>1024</text:p>
          </table:table-cell>
          <table:table-cell office:value-type="float" office:value="44464560" calcext:value-type="float">
            <text:p>4.45E+07</text:p>
          </table:table-cell>
          <table:table-cell office:value-type="float" office:value="166723840" calcext:value-type="float">
            <text:p>1.67E+08</text:p>
          </table:table-cell>
          <table:table-cell office:value-type="float" office:value="206993" calcext:value-type="float">
            <text:p>2.07E+05</text:p>
          </table:table-cell>
          <table:table-cell office:value-type="float" office:value="260268" calcext:value-type="float">
            <text:p>2.60E+05</text:p>
          </table:table-cell>
          <table:table-cell/>
          <table:table-cell office:value-type="float" office:value="19472771" calcext:value-type="float">
            <text:p>1.95E+07</text:p>
          </table:table-cell>
          <table:table-cell office:value-type="float" office:value="57940208" calcext:value-type="float">
            <text:p>5.79E+07</text:p>
          </table:table-cell>
          <table:table-cell office:value-type="float" office:value="106092" calcext:value-type="float">
            <text:p>1.06E+05</text:p>
          </table:table-cell>
          <table:table-cell office:value-type="float" office:value="129782" calcext:value-type="float">
            <text:p>1.30E+05</text:p>
          </table:table-cell>
          <table:table-cell/>
          <table:table-cell office:value-type="float" office:value="13097553" calcext:value-type="float">
            <text:p>1.31E+07</text:p>
          </table:table-cell>
          <table:table-cell office:value-type="float" office:value="9150889" calcext:value-type="float">
            <text:p>9.15E+06</text:p>
          </table:table-cell>
          <table:table-cell office:value-type="float" office:value="106033" calcext:value-type="float">
            <text:p>1.06E+05</text:p>
          </table:table-cell>
          <table:table-cell office:value-type="float" office:value="140170" calcext:value-type="float">
            <text:p>1.40E+05</text:p>
          </table:table-cell>
          <table:table-cell/>
          <table:table-cell office:value-type="float" office:value="44293248" calcext:value-type="float">
            <text:p>4.43E+07</text:p>
          </table:table-cell>
          <table:table-cell office:value-type="float" office:value="192791478" calcext:value-type="float">
            <text:p>1.93E+08</text:p>
          </table:table-cell>
          <table:table-cell office:value-type="float" office:value="46691066" calcext:value-type="float">
            <text:p>4.67E+07</text:p>
          </table:table-cell>
          <table:table-cell office:value-type="float" office:value="140513018" calcext:value-type="float">
            <text:p>1.41E+0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3" office:value-type="float" office:value="256" calcext:value-type="float">
            <text:p>256</text:p>
          </table:table-cell>
          <table:table-cell office:value-type="float" office:value="4955575" calcext:value-type="float">
            <text:p>4.96E+06</text:p>
          </table:table-cell>
          <table:table-cell office:value-type="float" office:value="5603526" calcext:value-type="float">
            <text:p>5.60E+06</text:p>
          </table:table-cell>
          <table:table-cell office:value-type="float" office:value="159296" calcext:value-type="float">
            <text:p>1.59E+05</text:p>
          </table:table-cell>
          <table:table-cell office:value-type="float" office:value="155187" calcext:value-type="float">
            <text:p>1.55E+05</text:p>
          </table:table-cell>
          <table:table-cell/>
          <table:table-cell office:value-type="float" office:value="1835622" calcext:value-type="float">
            <text:p>1.84E+06</text:p>
          </table:table-cell>
          <table:table-cell office:value-type="float" office:value="2020697" calcext:value-type="float">
            <text:p>2.02E+06</text:p>
          </table:table-cell>
          <table:table-cell office:value-type="float" office:value="42888" calcext:value-type="float">
            <text:p>4.29E+04</text:p>
          </table:table-cell>
          <table:table-cell office:value-type="float" office:value="47514" calcext:value-type="float">
            <text:p>4.75E+04</text:p>
          </table:table-cell>
          <table:table-cell/>
          <table:table-cell office:value-type="float" office:value="1845007" calcext:value-type="float">
            <text:p>1.85E+06</text:p>
          </table:table-cell>
          <table:table-cell office:value-type="float" office:value="1317394" calcext:value-type="float">
            <text:p>1.32E+06</text:p>
          </table:table-cell>
          <table:table-cell office:value-type="float" office:value="46747" calcext:value-type="float">
            <text:p>4.67E+04</text:p>
          </table:table-cell>
          <table:table-cell office:value-type="float" office:value="57084" calcext:value-type="float">
            <text:p>5.71E+04</text:p>
          </table:table-cell>
          <table:table-cell/>
          <table:table-cell office:value-type="float" office:value="5465403" calcext:value-type="float">
            <text:p>5.47E+06</text:p>
          </table:table-cell>
          <table:table-cell office:value-type="float" office:value="5587705" calcext:value-type="float">
            <text:p>5.59E+06</text:p>
          </table:table-cell>
          <table:table-cell office:value-type="float" office:value="5619143" calcext:value-type="float">
            <text:p>5.62E+06</text:p>
          </table:table-cell>
          <table:table-cell office:value-type="float" office:value="6504748" calcext:value-type="float">
            <text:p>6.50E+0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3" office:value-type="float" office:value="384" calcext:value-type="float">
            <text:p>384</text:p>
          </table:table-cell>
          <table:table-cell office:value-type="float" office:value="11360518" calcext:value-type="float">
            <text:p>1.14E+07</text:p>
          </table:table-cell>
          <table:table-cell office:value-type="float" office:value="13779732" calcext:value-type="float">
            <text:p>1.38E+07</text:p>
          </table:table-cell>
          <table:table-cell office:value-type="float" office:value="176518" calcext:value-type="float">
            <text:p>1.77E+05</text:p>
          </table:table-cell>
          <table:table-cell office:value-type="float" office:value="218090" calcext:value-type="float">
            <text:p>2.18E+05</text:p>
          </table:table-cell>
          <table:table-cell/>
          <table:table-cell office:value-type="float" office:value="4158477" calcext:value-type="float">
            <text:p>4.16E+06</text:p>
          </table:table-cell>
          <table:table-cell office:value-type="float" office:value="4716849" calcext:value-type="float">
            <text:p>4.72E+06</text:p>
          </table:table-cell>
          <table:table-cell office:value-type="float" office:value="69339" calcext:value-type="float">
            <text:p>6.93E+04</text:p>
          </table:table-cell>
          <table:table-cell office:value-type="float" office:value="66887" calcext:value-type="float">
            <text:p>6.69E+04</text:p>
          </table:table-cell>
          <table:table-cell/>
          <table:table-cell office:value-type="float" office:value="4136524" calcext:value-type="float">
            <text:p>4.14E+06</text:p>
          </table:table-cell>
          <table:table-cell office:value-type="float" office:value="2966892" calcext:value-type="float">
            <text:p>2.97E+06</text:p>
          </table:table-cell>
          <table:table-cell office:value-type="float" office:value="66081" calcext:value-type="float">
            <text:p>6.61E+04</text:p>
          </table:table-cell>
          <table:table-cell office:value-type="float" office:value="67089" calcext:value-type="float">
            <text:p>6.71E+04</text:p>
          </table:table-cell>
          <table:table-cell/>
          <table:table-cell office:value-type="float" office:value="11332286" calcext:value-type="float">
            <text:p>1.13E+07</text:p>
          </table:table-cell>
          <table:table-cell office:value-type="float" office:value="13553728" calcext:value-type="float">
            <text:p>1.36E+07</text:p>
          </table:table-cell>
          <table:table-cell office:value-type="float" office:value="13057703" calcext:value-type="float">
            <text:p>1.31E+07</text:p>
          </table:table-cell>
          <table:table-cell office:value-type="float" office:value="15022763" calcext:value-type="float">
            <text:p>1.50E+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3" office:value-type="float" office:value="512" calcext:value-type="float">
            <text:p>512</text:p>
          </table:table-cell>
          <table:table-cell office:value-type="float" office:value="19788922" calcext:value-type="float">
            <text:p>1.98E+07</text:p>
          </table:table-cell>
          <table:table-cell office:value-type="float" office:value="47919662" calcext:value-type="float">
            <text:p>4.79E+07</text:p>
          </table:table-cell>
          <table:table-cell office:value-type="float" office:value="266551" calcext:value-type="float">
            <text:p>2.67E+05</text:p>
          </table:table-cell>
          <table:table-cell office:value-type="float" office:value="366118" calcext:value-type="float">
            <text:p>3.66E+05</text:p>
          </table:table-cell>
          <table:table-cell/>
          <table:table-cell office:value-type="float" office:value="7338966" calcext:value-type="float">
            <text:p>7.34E+06</text:p>
          </table:table-cell>
          <table:table-cell office:value-type="float" office:value="21856362" calcext:value-type="float">
            <text:p>2.19E+07</text:p>
          </table:table-cell>
          <table:table-cell office:value-type="float" office:value="116541" calcext:value-type="float">
            <text:p>1.17E+05</text:p>
          </table:table-cell>
          <table:table-cell office:value-type="float" office:value="156500" calcext:value-type="float">
            <text:p>1.57E+05</text:p>
          </table:table-cell>
          <table:table-cell/>
          <table:table-cell office:value-type="float" office:value="7277943" calcext:value-type="float">
            <text:p>7.28E+06</text:p>
          </table:table-cell>
          <table:table-cell office:value-type="float" office:value="5951511" calcext:value-type="float">
            <text:p>5.95E+06</text:p>
          </table:table-cell>
          <table:table-cell office:value-type="float" office:value="116747" calcext:value-type="float">
            <text:p>1.17E+05</text:p>
          </table:table-cell>
          <table:table-cell office:value-type="float" office:value="168237" calcext:value-type="float">
            <text:p>1.68E+05</text:p>
          </table:table-cell>
          <table:table-cell/>
          <table:table-cell office:value-type="float" office:value="20430567" calcext:value-type="float">
            <text:p>2.04E+07</text:p>
          </table:table-cell>
          <table:table-cell office:value-type="float" office:value="50719489" calcext:value-type="float">
            <text:p>5.07E+07</text:p>
          </table:table-cell>
          <table:table-cell office:value-type="float" office:value="23202890" calcext:value-type="float">
            <text:p>2.32E+07</text:p>
          </table:table-cell>
          <table:table-cell office:value-type="float" office:value="35950308" calcext:value-type="float">
            <text:p>3.60E+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3" office:value-type="float" office:value="640" calcext:value-type="float">
            <text:p>640</text:p>
          </table:table-cell>
          <table:table-cell office:value-type="float" office:value="32062400" calcext:value-type="float">
            <text:p>3.21E+07</text:p>
          </table:table-cell>
          <table:table-cell office:value-type="float" office:value="41237655" calcext:value-type="float">
            <text:p>4.12E+07</text:p>
          </table:table-cell>
          <table:table-cell office:value-type="float" office:value="291625" calcext:value-type="float">
            <text:p>2.92E+05</text:p>
          </table:table-cell>
          <table:table-cell office:value-type="float" office:value="362518" calcext:value-type="float">
            <text:p>3.63E+05</text:p>
          </table:table-cell>
          <table:table-cell/>
          <table:table-cell office:value-type="float" office:value="11425894" calcext:value-type="float">
            <text:p>1.14E+07</text:p>
          </table:table-cell>
          <table:table-cell office:value-type="float" office:value="14887203" calcext:value-type="float">
            <text:p>1.49E+07</text:p>
          </table:table-cell>
          <table:table-cell office:value-type="float" office:value="112626" calcext:value-type="float">
            <text:p>1.13E+05</text:p>
          </table:table-cell>
          <table:table-cell office:value-type="float" office:value="111412" calcext:value-type="float">
            <text:p>1.11E+05</text:p>
          </table:table-cell>
          <table:table-cell/>
          <table:table-cell office:value-type="float" office:value="11411805" calcext:value-type="float">
            <text:p>1.14E+07</text:p>
          </table:table-cell>
          <table:table-cell office:value-type="float" office:value="8271578" calcext:value-type="float">
            <text:p>8.27E+06</text:p>
          </table:table-cell>
          <table:table-cell office:value-type="float" office:value="124502" calcext:value-type="float">
            <text:p>1.25E+05</text:p>
          </table:table-cell>
          <table:table-cell office:value-type="float" office:value="120739" calcext:value-type="float">
            <text:p>1.21E+05</text:p>
          </table:table-cell>
          <table:table-cell/>
          <table:table-cell office:value-type="float" office:value="31531200" calcext:value-type="float">
            <text:p>3.15E+07</text:p>
          </table:table-cell>
          <table:table-cell office:value-type="float" office:value="46870634" calcext:value-type="float">
            <text:p>4.69E+07</text:p>
          </table:table-cell>
          <table:table-cell office:value-type="float" office:value="36319964" calcext:value-type="float">
            <text:p>3.63E+07</text:p>
          </table:table-cell>
          <table:table-cell office:value-type="float" office:value="47012436" calcext:value-type="float">
            <text:p>4.70E+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3" office:value-type="float" office:value="768" calcext:value-type="float">
            <text:p>768</text:p>
          </table:table-cell>
          <table:table-cell office:value-type="float" office:value="44954563" calcext:value-type="float">
            <text:p>4.50E+07</text:p>
          </table:table-cell>
          <table:table-cell office:value-type="float" office:value="78482691" calcext:value-type="float">
            <text:p>7.85E+07</text:p>
          </table:table-cell>
          <table:table-cell office:value-type="float" office:value="390239" calcext:value-type="float">
            <text:p>3.90E+05</text:p>
          </table:table-cell>
          <table:table-cell office:value-type="float" office:value="491346" calcext:value-type="float">
            <text:p>4.91E+05</text:p>
          </table:table-cell>
          <table:table-cell/>
          <table:table-cell office:value-type="float" office:value="16393907" calcext:value-type="float">
            <text:p>1.64E+07</text:p>
          </table:table-cell>
          <table:table-cell office:value-type="float" office:value="34350726" calcext:value-type="float">
            <text:p>3.44E+07</text:p>
          </table:table-cell>
          <table:table-cell office:value-type="float" office:value="170110" calcext:value-type="float">
            <text:p>1.70E+05</text:p>
          </table:table-cell>
          <table:table-cell office:value-type="float" office:value="167375" calcext:value-type="float">
            <text:p>1.67E+05</text:p>
          </table:table-cell>
          <table:table-cell/>
          <table:table-cell office:value-type="float" office:value="16356331" calcext:value-type="float">
            <text:p>1.64E+07</text:p>
          </table:table-cell>
          <table:table-cell office:value-type="float" office:value="12685798" calcext:value-type="float">
            <text:p>1.27E+07</text:p>
          </table:table-cell>
          <table:table-cell office:value-type="float" office:value="167875" calcext:value-type="float">
            <text:p>1.68E+05</text:p>
          </table:table-cell>
          <table:table-cell office:value-type="float" office:value="184302" calcext:value-type="float">
            <text:p>1.84E+05</text:p>
          </table:table-cell>
          <table:table-cell/>
          <table:table-cell office:value-type="float" office:value="45276447" calcext:value-type="float">
            <text:p>4.53E+07</text:p>
          </table:table-cell>
          <table:table-cell office:value-type="float" office:value="101751747" calcext:value-type="float">
            <text:p>1.02E+08</text:p>
          </table:table-cell>
          <table:table-cell office:value-type="float" office:value="52631334" calcext:value-type="float">
            <text:p>5.26E+07</text:p>
          </table:table-cell>
          <table:table-cell office:value-type="float" office:value="79414988" calcext:value-type="float">
            <text:p>7.94E+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3" office:value-type="float" office:value="896" calcext:value-type="float">
            <text:p>896</text:p>
          </table:table-cell>
          <table:table-cell office:value-type="float" office:value="62218648" calcext:value-type="float">
            <text:p>6.22E+07</text:p>
          </table:table-cell>
          <table:table-cell office:value-type="float" office:value="80711195" calcext:value-type="float">
            <text:p>8.07E+07</text:p>
          </table:table-cell>
          <table:table-cell office:value-type="float" office:value="411956" calcext:value-type="float">
            <text:p>4.12E+05</text:p>
          </table:table-cell>
          <table:table-cell office:value-type="float" office:value="516550" calcext:value-type="float">
            <text:p>5.17E+05</text:p>
          </table:table-cell>
          <table:table-cell/>
          <table:table-cell office:value-type="float" office:value="23145206" calcext:value-type="float">
            <text:p>2.31E+07</text:p>
          </table:table-cell>
          <table:table-cell office:value-type="float" office:value="27777310" calcext:value-type="float">
            <text:p>2.78E+07</text:p>
          </table:table-cell>
          <table:table-cell office:value-type="float" office:value="159809" calcext:value-type="float">
            <text:p>1.60E+05</text:p>
          </table:table-cell>
          <table:table-cell office:value-type="float" office:value="165483" calcext:value-type="float">
            <text:p>1.65E+05</text:p>
          </table:table-cell>
          <table:table-cell/>
          <table:table-cell office:value-type="float" office:value="22434284" calcext:value-type="float">
            <text:p>2.24E+07</text:p>
          </table:table-cell>
          <table:table-cell office:value-type="float" office:value="16261157" calcext:value-type="float">
            <text:p>1.63E+07</text:p>
          </table:table-cell>
          <table:table-cell office:value-type="float" office:value="154983" calcext:value-type="float">
            <text:p>1.55E+05</text:p>
          </table:table-cell>
          <table:table-cell office:value-type="float" office:value="158162" calcext:value-type="float">
            <text:p>1.58E+05</text:p>
          </table:table-cell>
          <table:table-cell/>
          <table:table-cell office:value-type="float" office:value="61197910" calcext:value-type="float">
            <text:p>6.12E+07</text:p>
          </table:table-cell>
          <table:table-cell office:value-type="float" office:value="93100840" calcext:value-type="float">
            <text:p>9.31E+07</text:p>
          </table:table-cell>
          <table:table-cell office:value-type="float" office:value="71536641" calcext:value-type="float">
            <text:p>7.15E+07</text:p>
          </table:table-cell>
          <table:table-cell office:value-type="float" office:value="105331605" calcext:value-type="float">
            <text:p>1.05E+0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3" office:value-type="float" office:value="1024" calcext:value-type="float">
            <text:p>1024</text:p>
          </table:table-cell>
          <table:table-cell office:value-type="float" office:value="79300011" calcext:value-type="float">
            <text:p>7.93E+07</text:p>
          </table:table-cell>
          <table:table-cell office:value-type="float" office:value="242532495" calcext:value-type="float">
            <text:p>2.43E+08</text:p>
          </table:table-cell>
          <table:table-cell office:value-type="float" office:value="526216" calcext:value-type="float">
            <text:p>5.26E+05</text:p>
          </table:table-cell>
          <table:table-cell office:value-type="float" office:value="740558" calcext:value-type="float">
            <text:p>7.41E+05</text:p>
          </table:table-cell>
          <table:table-cell/>
          <table:table-cell office:value-type="float" office:value="29149657" calcext:value-type="float">
            <text:p>2.91E+07</text:p>
          </table:table-cell>
          <table:table-cell office:value-type="float" office:value="98168272" calcext:value-type="float">
            <text:p>9.82E+07</text:p>
          </table:table-cell>
          <table:table-cell office:value-type="float" office:value="229722" calcext:value-type="float">
            <text:p>2.30E+05</text:p>
          </table:table-cell>
          <table:table-cell office:value-type="float" office:value="470262" calcext:value-type="float">
            <text:p>4.70E+05</text:p>
          </table:table-cell>
          <table:table-cell/>
          <table:table-cell office:value-type="float" office:value="29010077" calcext:value-type="float">
            <text:p>2.90E+07</text:p>
          </table:table-cell>
          <table:table-cell office:value-type="float" office:value="24230754" calcext:value-type="float">
            <text:p>2.42E+07</text:p>
          </table:table-cell>
          <table:table-cell office:value-type="float" office:value="227193" calcext:value-type="float">
            <text:p>2.27E+05</text:p>
          </table:table-cell>
          <table:table-cell office:value-type="float" office:value="349500" calcext:value-type="float">
            <text:p>3.50E+05</text:p>
          </table:table-cell>
          <table:table-cell/>
          <table:table-cell office:value-type="float" office:value="81158634" calcext:value-type="float">
            <text:p>8.12E+07</text:p>
          </table:table-cell>
          <table:table-cell office:value-type="float" office:value="248558717" calcext:value-type="float">
            <text:p>2.49E+08</text:p>
          </table:table-cell>
          <table:table-cell office:value-type="float" office:value="95251054" calcext:value-type="float">
            <text:p>9.53E+07</text:p>
          </table:table-cell>
          <table:table-cell office:value-type="float" office:value="206364138" calcext:value-type="float">
            <text:p>2.06E+0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3" office:value-type="float" office:value="256" calcext:value-type="float">
            <text:p>256</text:p>
          </table:table-cell>
          <table:table-cell office:value-type="float" office:value="7121325" calcext:value-type="float">
            <text:p>7.12E+06</text:p>
          </table:table-cell>
          <table:table-cell office:value-type="float" office:value="7969694" calcext:value-type="float">
            <text:p>7.97E+06</text:p>
          </table:table-cell>
          <table:table-cell office:value-type="float" office:value="232130" calcext:value-type="float">
            <text:p>2.32E+05</text:p>
          </table:table-cell>
          <table:table-cell office:value-type="float" office:value="328512" calcext:value-type="float">
            <text:p>3.29E+05</text:p>
          </table:table-cell>
          <table:table-cell/>
          <table:table-cell office:value-type="float" office:value="2433850" calcext:value-type="float">
            <text:p>2.43E+06</text:p>
          </table:table-cell>
          <table:table-cell office:value-type="float" office:value="2912755" calcext:value-type="float">
            <text:p>2.91E+06</text:p>
          </table:table-cell>
          <table:table-cell office:value-type="float" office:value="79108" calcext:value-type="float">
            <text:p>7.91E+04</text:p>
          </table:table-cell>
          <table:table-cell office:value-type="float" office:value="127040" calcext:value-type="float">
            <text:p>1.27E+05</text:p>
          </table:table-cell>
          <table:table-cell/>
          <table:table-cell office:value-type="float" office:value="2061952" calcext:value-type="float">
            <text:p>2.06E+06</text:p>
          </table:table-cell>
          <table:table-cell office:value-type="float" office:value="1795231" calcext:value-type="float">
            <text:p>1.80E+06</text:p>
          </table:table-cell>
          <table:table-cell office:value-type="float" office:value="78763" calcext:value-type="float">
            <text:p>7.88E+04</text:p>
          </table:table-cell>
          <table:table-cell office:value-type="float" office:value="133085" calcext:value-type="float">
            <text:p>1.33E+05</text:p>
          </table:table-cell>
          <table:table-cell/>
          <table:table-cell office:value-type="float" office:value="7205609" calcext:value-type="float">
            <text:p>7.21E+06</text:p>
          </table:table-cell>
          <table:table-cell office:value-type="float" office:value="7985941" calcext:value-type="float">
            <text:p>7.99E+06</text:p>
          </table:table-cell>
          <table:table-cell office:value-type="float" office:value="7543000" calcext:value-type="float">
            <text:p>7.54E+06</text:p>
          </table:table-cell>
          <table:table-cell office:value-type="float" office:value="8913852" calcext:value-type="float">
            <text:p>8.91E+0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3" office:value-type="float" office:value="384" calcext:value-type="float">
            <text:p>384</text:p>
          </table:table-cell>
          <table:table-cell office:value-type="float" office:value="16033183" calcext:value-type="float">
            <text:p>1.60E+07</text:p>
          </table:table-cell>
          <table:table-cell office:value-type="float" office:value="18764509" calcext:value-type="float">
            <text:p>1.88E+07</text:p>
          </table:table-cell>
          <table:table-cell office:value-type="float" office:value="350781" calcext:value-type="float">
            <text:p>3.51E+05</text:p>
          </table:table-cell>
          <table:table-cell office:value-type="float" office:value="487241" calcext:value-type="float">
            <text:p>4.87E+05</text:p>
          </table:table-cell>
          <table:table-cell/>
          <table:table-cell office:value-type="float" office:value="5482886" calcext:value-type="float">
            <text:p>5.48E+06</text:p>
          </table:table-cell>
          <table:table-cell office:value-type="float" office:value="6099534" calcext:value-type="float">
            <text:p>6.10E+06</text:p>
          </table:table-cell>
          <table:table-cell office:value-type="float" office:value="120667" calcext:value-type="float">
            <text:p>1.21E+05</text:p>
          </table:table-cell>
          <table:table-cell office:value-type="float" office:value="127841" calcext:value-type="float">
            <text:p>1.28E+05</text:p>
          </table:table-cell>
          <table:table-cell/>
          <table:table-cell office:value-type="float" office:value="4689143" calcext:value-type="float">
            <text:p>4.69E+06</text:p>
          </table:table-cell>
          <table:table-cell office:value-type="float" office:value="4041332" calcext:value-type="float">
            <text:p>4.04E+06</text:p>
          </table:table-cell>
          <table:table-cell office:value-type="float" office:value="118644" calcext:value-type="float">
            <text:p>1.19E+05</text:p>
          </table:table-cell>
          <table:table-cell office:value-type="float" office:value="129431" calcext:value-type="float">
            <text:p>1.29E+05</text:p>
          </table:table-cell>
          <table:table-cell/>
          <table:table-cell office:value-type="float" office:value="16232803" calcext:value-type="float">
            <text:p>1.62E+07</text:p>
          </table:table-cell>
          <table:table-cell office:value-type="float" office:value="18641254" calcext:value-type="float">
            <text:p>1.86E+07</text:p>
          </table:table-cell>
          <table:table-cell office:value-type="float" office:value="17677409" calcext:value-type="float">
            <text:p>1.77E+07</text:p>
          </table:table-cell>
          <table:table-cell office:value-type="float" office:value="20550314" calcext:value-type="float">
            <text:p>2.06E+0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3" office:value-type="float" office:value="512" calcext:value-type="float">
            <text:p>512</text:p>
          </table:table-cell>
          <table:table-cell office:value-type="float" office:value="28574104" calcext:value-type="float">
            <text:p>2.86E+07</text:p>
          </table:table-cell>
          <table:table-cell office:value-type="float" office:value="58972489" calcext:value-type="float">
            <text:p>5.90E+07</text:p>
          </table:table-cell>
          <table:table-cell office:value-type="float" office:value="503661" calcext:value-type="float">
            <text:p>5.04E+05</text:p>
          </table:table-cell>
          <table:table-cell office:value-type="float" office:value="705111" calcext:value-type="float">
            <text:p>7.05E+05</text:p>
          </table:table-cell>
          <table:table-cell/>
          <table:table-cell office:value-type="float" office:value="9774721" calcext:value-type="float">
            <text:p>9.77E+06</text:p>
          </table:table-cell>
          <table:table-cell office:value-type="float" office:value="27533331" calcext:value-type="float">
            <text:p>2.75E+07</text:p>
          </table:table-cell>
          <table:table-cell office:value-type="float" office:value="196237" calcext:value-type="float">
            <text:p>1.96E+05</text:p>
          </table:table-cell>
          <table:table-cell office:value-type="float" office:value="355419" calcext:value-type="float">
            <text:p>3.55E+05</text:p>
          </table:table-cell>
          <table:table-cell/>
          <table:table-cell office:value-type="float" office:value="8224776" calcext:value-type="float">
            <text:p>8.22E+06</text:p>
          </table:table-cell>
          <table:table-cell office:value-type="float" office:value="9481267" calcext:value-type="float">
            <text:p>9.48E+06</text:p>
          </table:table-cell>
          <table:table-cell office:value-type="float" office:value="201254" calcext:value-type="float">
            <text:p>2.01E+05</text:p>
          </table:table-cell>
          <table:table-cell office:value-type="float" office:value="367245" calcext:value-type="float">
            <text:p>3.67E+05</text:p>
          </table:table-cell>
          <table:table-cell/>
          <table:table-cell office:value-type="float" office:value="28654646" calcext:value-type="float">
            <text:p>2.87E+07</text:p>
          </table:table-cell>
          <table:table-cell office:value-type="float" office:value="63206559" calcext:value-type="float">
            <text:p>6.32E+07</text:p>
          </table:table-cell>
          <table:table-cell office:value-type="float" office:value="31441827" calcext:value-type="float">
            <text:p>3.14E+07</text:p>
          </table:table-cell>
          <table:table-cell office:value-type="float" office:value="46171466" calcext:value-type="float">
            <text:p>4.62E+0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3" office:value-type="float" office:value="640" calcext:value-type="float">
            <text:p>640</text:p>
          </table:table-cell>
          <table:table-cell office:value-type="float" office:value="44884566" calcext:value-type="float">
            <text:p>4.49E+07</text:p>
          </table:table-cell>
          <table:table-cell office:value-type="float" office:value="54497825" calcext:value-type="float">
            <text:p>5.45E+07</text:p>
          </table:table-cell>
          <table:table-cell office:value-type="float" office:value="602096" calcext:value-type="float">
            <text:p>6.02E+05</text:p>
          </table:table-cell>
          <table:table-cell office:value-type="float" office:value="845272" calcext:value-type="float">
            <text:p>8.45E+05</text:p>
          </table:table-cell>
          <table:table-cell/>
          <table:table-cell office:value-type="float" office:value="15212091" calcext:value-type="float">
            <text:p>1.52E+07</text:p>
          </table:table-cell>
          <table:table-cell office:value-type="float" office:value="19420804" calcext:value-type="float">
            <text:p>1.94E+07</text:p>
          </table:table-cell>
          <table:table-cell office:value-type="float" office:value="204036" calcext:value-type="float">
            <text:p>2.04E+05</text:p>
          </table:table-cell>
          <table:table-cell office:value-type="float" office:value="215313" calcext:value-type="float">
            <text:p>2.15E+05</text:p>
          </table:table-cell>
          <table:table-cell/>
          <table:table-cell office:value-type="float" office:value="12884454" calcext:value-type="float">
            <text:p>1.29E+07</text:p>
          </table:table-cell>
          <table:table-cell office:value-type="float" office:value="11261119" calcext:value-type="float">
            <text:p>1.13E+07</text:p>
          </table:table-cell>
          <table:table-cell office:value-type="float" office:value="201813" calcext:value-type="float">
            <text:p>2.02E+05</text:p>
          </table:table-cell>
          <table:table-cell office:value-type="float" office:value="217165" calcext:value-type="float">
            <text:p>2.17E+05</text:p>
          </table:table-cell>
          <table:table-cell/>
          <table:table-cell office:value-type="float" office:value="46037696" calcext:value-type="float">
            <text:p>4.60E+07</text:p>
          </table:table-cell>
          <table:table-cell office:value-type="float" office:value="61254035" calcext:value-type="float">
            <text:p>6.13E+07</text:p>
          </table:table-cell>
          <table:table-cell office:value-type="float" office:value="49453050" calcext:value-type="float">
            <text:p>4.95E+07</text:p>
          </table:table-cell>
          <table:table-cell office:value-type="float" office:value="63935446" calcext:value-type="float">
            <text:p>6.39E+0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3" office:value-type="float" office:value="768" calcext:value-type="float">
            <text:p>768</text:p>
          </table:table-cell>
          <table:table-cell office:value-type="float" office:value="64673737" calcext:value-type="float">
            <text:p>6.47E+07</text:p>
          </table:table-cell>
          <table:table-cell office:value-type="float" office:value="98345352" calcext:value-type="float">
            <text:p>9.83E+07</text:p>
          </table:table-cell>
          <table:table-cell office:value-type="float" office:value="741971" calcext:value-type="float">
            <text:p>7.42E+05</text:p>
          </table:table-cell>
          <table:table-cell office:value-type="float" office:value="1016697" calcext:value-type="float">
            <text:p>1.02E+06</text:p>
          </table:table-cell>
          <table:table-cell/>
          <table:table-cell office:value-type="float" office:value="21943356" calcext:value-type="float">
            <text:p>2.19E+07</text:p>
          </table:table-cell>
          <table:table-cell office:value-type="float" office:value="43942450" calcext:value-type="float">
            <text:p>4.39E+07</text:p>
          </table:table-cell>
          <table:table-cell office:value-type="float" office:value="285756" calcext:value-type="float">
            <text:p>2.86E+05</text:p>
          </table:table-cell>
          <table:table-cell office:value-type="float" office:value="401099" calcext:value-type="float">
            <text:p>4.01E+05</text:p>
          </table:table-cell>
          <table:table-cell/>
          <table:table-cell office:value-type="float" office:value="18523851" calcext:value-type="float">
            <text:p>1.85E+07</text:p>
          </table:table-cell>
          <table:table-cell office:value-type="float" office:value="16658367" calcext:value-type="float">
            <text:p>1.67E+07</text:p>
          </table:table-cell>
          <table:table-cell office:value-type="float" office:value="274229" calcext:value-type="float">
            <text:p>2.74E+05</text:p>
          </table:table-cell>
          <table:table-cell office:value-type="float" office:value="425277" calcext:value-type="float">
            <text:p>4.25E+05</text:p>
          </table:table-cell>
          <table:table-cell/>
          <table:table-cell office:value-type="float" office:value="65096721" calcext:value-type="float">
            <text:p>6.51E+07</text:p>
          </table:table-cell>
          <table:table-cell office:value-type="float" office:value="122104306" calcext:value-type="float">
            <text:p>1.22E+08</text:p>
          </table:table-cell>
          <table:table-cell office:value-type="float" office:value="71927245" calcext:value-type="float">
            <text:p>7.19E+07</text:p>
          </table:table-cell>
          <table:table-cell office:value-type="float" office:value="110270613" calcext:value-type="float">
            <text:p>1.10E+0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3" office:value-type="float" office:value="896" calcext:value-type="float">
            <text:p>896</text:p>
          </table:table-cell>
          <table:table-cell office:value-type="float" office:value="88605536" calcext:value-type="float">
            <text:p>8.86E+07</text:p>
          </table:table-cell>
          <table:table-cell office:value-type="float" office:value="107183745" calcext:value-type="float">
            <text:p>1.07E+08</text:p>
          </table:table-cell>
          <table:table-cell office:value-type="float" office:value="951737" calcext:value-type="float">
            <text:p>9.52E+05</text:p>
          </table:table-cell>
          <table:table-cell office:value-type="float" office:value="1054156" calcext:value-type="float">
            <text:p>1.05E+06</text:p>
          </table:table-cell>
          <table:table-cell/>
          <table:table-cell office:value-type="float" office:value="29885488" calcext:value-type="float">
            <text:p>2.99E+07</text:p>
          </table:table-cell>
          <table:table-cell office:value-type="float" office:value="36657486" calcext:value-type="float">
            <text:p>3.67E+07</text:p>
          </table:table-cell>
          <table:table-cell office:value-type="float" office:value="289611" calcext:value-type="float">
            <text:p>2.90E+05</text:p>
          </table:table-cell>
          <table:table-cell office:value-type="float" office:value="309427" calcext:value-type="float">
            <text:p>3.09E+05</text:p>
          </table:table-cell>
          <table:table-cell/>
          <table:table-cell office:value-type="float" office:value="26168966" calcext:value-type="float">
            <text:p>2.62E+07</text:p>
          </table:table-cell>
          <table:table-cell office:value-type="float" office:value="22209955" calcext:value-type="float">
            <text:p>2.22E+07</text:p>
          </table:table-cell>
          <table:table-cell office:value-type="float" office:value="283677" calcext:value-type="float">
            <text:p>2.84E+05</text:p>
          </table:table-cell>
          <table:table-cell office:value-type="float" office:value="304067" calcext:value-type="float">
            <text:p>3.04E+05</text:p>
          </table:table-cell>
          <table:table-cell/>
          <table:table-cell office:value-type="float" office:value="89608129" calcext:value-type="float">
            <text:p>8.96E+07</text:p>
          </table:table-cell>
          <table:table-cell office:value-type="float" office:value="123907998" calcext:value-type="float">
            <text:p>1.24E+08</text:p>
          </table:table-cell>
          <table:table-cell office:value-type="float" office:value="98250258" calcext:value-type="float">
            <text:p>9.83E+07</text:p>
          </table:table-cell>
          <table:table-cell office:value-type="float" office:value="125116460" calcext:value-type="float">
            <text:p>1.25E+0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3" office:value-type="float" office:value="1024" calcext:value-type="float">
            <text:p>1024</text:p>
          </table:table-cell>
          <table:table-cell office:value-type="float" office:value="115698274" calcext:value-type="float">
            <text:p>1.16E+08</text:p>
          </table:table-cell>
          <table:table-cell office:value-type="float" office:value="280948276" calcext:value-type="float">
            <text:p>2.81E+08</text:p>
          </table:table-cell>
          <table:table-cell office:value-type="float" office:value="1019789" calcext:value-type="float">
            <text:p>1.02E+06</text:p>
          </table:table-cell>
          <table:table-cell office:value-type="float" office:value="1441011" calcext:value-type="float">
            <text:p>1.44E+06</text:p>
          </table:table-cell>
          <table:table-cell/>
          <table:table-cell office:value-type="float" office:value="39162223" calcext:value-type="float">
            <text:p>3.92E+07</text:p>
          </table:table-cell>
          <table:table-cell office:value-type="float" office:value="132476207" calcext:value-type="float">
            <text:p>1.32E+08</text:p>
          </table:table-cell>
          <table:table-cell office:value-type="float" office:value="385612" calcext:value-type="float">
            <text:p>3.86E+05</text:p>
          </table:table-cell>
          <table:table-cell office:value-type="float" office:value="755266" calcext:value-type="float">
            <text:p>7.55E+05</text:p>
          </table:table-cell>
          <table:table-cell/>
          <table:table-cell office:value-type="float" office:value="32849960" calcext:value-type="float">
            <text:p>3.28E+07</text:p>
          </table:table-cell>
          <table:table-cell office:value-type="float" office:value="39129615" calcext:value-type="float">
            <text:p>3.91E+07</text:p>
          </table:table-cell>
          <table:table-cell office:value-type="float" office:value="388300" calcext:value-type="float">
            <text:p>3.88E+05</text:p>
          </table:table-cell>
          <table:table-cell office:value-type="float" office:value="754062" calcext:value-type="float">
            <text:p>7.54E+05</text:p>
          </table:table-cell>
          <table:table-cell/>
          <table:table-cell office:value-type="float" office:value="115573257" calcext:value-type="float">
            <text:p>1.16E+08</text:p>
          </table:table-cell>
          <table:table-cell office:value-type="float" office:value="297517896" calcext:value-type="float">
            <text:p>2.98E+08</text:p>
          </table:table-cell>
          <table:table-cell office:value-type="float" office:value="130780322" calcext:value-type="float">
            <text:p>1.31E+08</text:p>
          </table:table-cell>
          <table:table-cell office:value-type="float" office:value="257772824" calcext:value-type="float">
            <text:p>2.58E+08</text:p>
          </table:table-cell>
        </table:table-row>
        <table:table-row table:style-name="ro1">
          <table:table-cell table:number-columns-repeated="4"/>
          <table:table-cell table:style-name="Default" table:number-columns-repeated="14"/>
          <table:table-cell/>
          <table:table-cell table:style-name="Default" table:number-columns-repeated="4"/>
        </table:table-row>
        <table:table-row table:style-name="ro1">
          <table:table-cell office:value-type="string" calcext:value-type="string">
            <text:p>Rows First</text:p>
          </table:table-cell>
          <table:table-cell office:value-type="string" calcext:value-type="string">
            <text:p>Col First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Without</text:p>
          </table:table-cell>
          <table:table-cell table:style-name="Default" table:number-columns-repeated="14"/>
          <table:table-cell/>
          <table:table-cell table:style-name="Default"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6">00/00/0000</text:date>, <text:time style:data-style-name="N2" text:time-value="12:49:42.40041331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3-16T13:09:40.708418979</dc:date>
    <meta:editing-duration>PT15M35S</meta:editing-duration>
    <meta:editing-cycles>2</meta:editing-cycles>
    <meta:generator>LibreOffice/5.2.2.2$Linux_X86_64 LibreOffice_project/20m0$Build-2</meta:generator>
    <meta:document-statistic meta:table-count="1" meta:cell-count="45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6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6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6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61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4" style:family="chart" style:data-style-name="N61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4.297cm" svg:height="7.863cm" xlink:href=".." xlink:type="simple" chart:class="chart:line" chart:column-mapping="0" chart:style-name="ch1">
        <chart:title svg:x="3.705cm" svg:y="0.293cm" chart:style-name="ch2">
          <text:p>Compilation Optimization Results.</text:p>
        </chart:title>
        <chart:subtitle svg:x="6.059cm" svg:y="1.229cm" chart:style-name="ch3">
          <text:p>Convolution</text:p>
        </chart:subtitle>
        <chart:legend chart:legend-position="end" svg:x="10.492cm" svg:y="2.885cm" style:legend-expansion="high" chart:style-name="ch4"/>
        <chart:plot-area chart:style-name="ch5" table:cell-range-address="out_homepc_si_convs_no_recs_no_compi.D5:out_homepc_si_convs_no_recs_no_compi.D25 out_homepc_si_convs_no_recs_no_compi.G4:out_homepc_si_convs_no_recs_no_compi.G25 out_homepc_si_convs_no_recs_no_compi.L4:out_homepc_si_convs_no_recs_no_compi.M25 out_homepc_si_convs_no_recs_no_compi.H4:out_homepc_si_convs_no_recs_no_compi.H24" chart:data-source-has-labels="both" svg:x="1.296cm" svg:y="2.069cm" svg:width="8.911cm" svg:height="4.656cm">
          <chartooo:coordinate-region svg:x="3.029cm" svg:y="2.069cm" svg:width="7.037cm" svg:height="3.403cm"/>
          <chart:axis chart:dimension="x" chart:name="primary-x" chart:style-name="ch6" chartooo:axis-type="auto">
            <chartooo:date-scale/>
            <chart:title svg:x="4.424cm" svg:y="6.882cm" chart:style-name="ch7">
              <text:p>Image Resolution</text:p>
            </chart:title>
            <chart:categories table:cell-range-address="out_homepc_si_convs_no_recs_no_compi.D5:out_homepc_si_convs_no_recs_no_compi.D25"/>
          </chart:axis>
          <chart:axis chart:dimension="y" chart:name="primary-y" chart:style-name="ch8">
            <chart:title svg:x="0.451cm" svg:y="5.857cm" chart:style-name="ch9">
              <text:p>Execution Time (ns)</text:p>
            </chart:title>
            <chart:grid chart:style-name="ch10" chart:class="major"/>
          </chart:axis>
          <chart:series chart:style-name="ch11" chart:values-cell-range-address="out_homepc_si_convs_no_recs_no_compi.G5:out_homepc_si_convs_no_recs_no_compi.G25" chart:label-cell-address="out_homepc_si_convs_no_recs_no_compi.G4:out_homepc_si_convs_no_recs_no_compi.G4" chart:class="chart:line">
            <chart:data-point chart:repeated="21"/>
          </chart:series>
          <chart:series chart:style-name="ch12" chart:values-cell-range-address="out_homepc_si_convs_no_recs_no_compi.L5:out_homepc_si_convs_no_recs_no_compi.L25" chart:label-cell-address="out_homepc_si_convs_no_recs_no_compi.L4:out_homepc_si_convs_no_recs_no_compi.L4" chart:class="chart:line">
            <chart:data-point chart:repeated="21"/>
          </chart:series>
          <chart:series chart:style-name="ch13" chart:values-cell-range-address="out_homepc_si_convs_no_recs_no_compi.H5:out_homepc_si_convs_no_recs_no_compi.H24" chart:label-cell-address="out_homepc_si_convs_no_recs_no_compi.H4:out_homepc_si_convs_no_recs_no_compi.H4" chart:class="chart:line">
            <chart:data-point chart:repeated="20"/>
          </chart:series>
          <chart:series chart:style-name="ch14" chart:values-cell-range-address="out_homepc_si_convs_no_recs_no_compi.M5:out_homepc_si_convs_no_recs_no_compi.M25" chart:label-cell-address="out_homepc_si_convs_no_recs_no_compi.M4:out_homepc_si_convs_no_recs_no_compi.M4" chart:class="chart:line">
            <chart:data-point chart:repeated="21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conv – without</text:p>
                <draw:g>
                  <svg:desc>out_homepc_si_convs_no_recs_no_compi.G4:out_homepc_si_convs_no_recs_no_compi.G4</svg:desc>
                </draw:g>
              </table:table-cell>
              <table:table-cell office:value-type="string">
                <text:p>Hconv-with</text:p>
                <draw:g>
                  <svg:desc>out_homepc_si_convs_no_recs_no_compi.L4:out_homepc_si_convs_no_recs_no_compi.L4</svg:desc>
                </draw:g>
              </table:table-cell>
              <table:table-cell office:value-type="string">
                <text:p>Vconv-without</text:p>
                <draw:g>
                  <svg:desc>out_homepc_si_convs_no_recs_no_compi.H4:out_homepc_si_convs_no_recs_no_compi.H4</svg:desc>
                </draw:g>
              </table:table-cell>
              <table:table-cell office:value-type="string">
                <text:p>Vconv-with</text:p>
                <draw:g>
                  <svg:desc>out_homepc_si_convs_no_recs_no_compi.M4:out_homepc_si_convs_no_recs_no_compi.M4</svg:desc>
                </draw:g>
              </table:table-cell>
            </table:table-row>
          </table:table-header-rows>
          <table:table-rows>
            <table:table-row>
              <table:table-cell office:value-type="float" office:value="256">
                <text:p>256</text:p>
                <draw:g>
                  <svg:desc>out_homepc_si_convs_no_recs_no_compi.D5:out_homepc_si_convs_no_recs_no_compi.D25</svg:desc>
                </draw:g>
              </table:table-cell>
              <table:table-cell office:value-type="float" office:value="41831">
                <text:p>41831</text:p>
                <draw:g>
                  <svg:desc>out_homepc_si_convs_no_recs_no_compi.G5:out_homepc_si_convs_no_recs_no_compi.G25</svg:desc>
                </draw:g>
              </table:table-cell>
              <table:table-cell office:value-type="float" office:value="12329">
                <text:p>12329</text:p>
                <draw:g>
                  <svg:desc>out_homepc_si_convs_no_recs_no_compi.L5:out_homepc_si_convs_no_recs_no_compi.L25</svg:desc>
                </draw:g>
              </table:table-cell>
              <table:table-cell office:value-type="float" office:value="48645">
                <text:p>48645</text:p>
                <draw:g>
                  <svg:desc>out_homepc_si_convs_no_recs_no_compi.H5:out_homepc_si_convs_no_recs_no_compi.H24</svg:desc>
                </draw:g>
              </table:table-cell>
              <table:table-cell office:value-type="float" office:value="16491">
                <text:p>16491</text:p>
                <draw:g>
                  <svg:desc>out_homepc_si_convs_no_recs_no_compi.M5:out_homepc_si_convs_no_recs_no_compi.M25</svg:desc>
                </draw:g>
              </table:table-cell>
            </table:table-row>
            <table:table-row>
              <table:table-cell office:value-type="float" office:value="384">
                <text:p>384</text:p>
              </table:table-cell>
              <table:table-cell office:value-type="float" office:value="59271">
                <text:p>59271</text:p>
              </table:table-cell>
              <table:table-cell office:value-type="float" office:value="19897">
                <text:p>19897</text:p>
              </table:table-cell>
              <table:table-cell office:value-type="float" office:value="68630">
                <text:p>68630</text:p>
              </table:table-cell>
              <table:table-cell office:value-type="float" office:value="25567">
                <text:p>25567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109274">
                <text:p>109274</text:p>
              </table:table-cell>
              <table:table-cell office:value-type="float" office:value="56410">
                <text:p>56410</text:p>
              </table:table-cell>
              <table:table-cell office:value-type="float" office:value="124561">
                <text:p>124561</text:p>
              </table:table-cell>
              <table:table-cell office:value-type="float" office:value="64203">
                <text:p>64203</text:p>
              </table:table-cell>
            </table:table-row>
            <table:table-row>
              <table:table-cell office:value-type="float" office:value="640">
                <text:p>640</text:p>
              </table:table-cell>
              <table:table-cell office:value-type="float" office:value="98986">
                <text:p>98986</text:p>
              </table:table-cell>
              <table:table-cell office:value-type="float" office:value="34142">
                <text:p>34142</text:p>
              </table:table-cell>
              <table:table-cell office:value-type="float" office:value="115146">
                <text:p>115146</text:p>
              </table:table-cell>
              <table:table-cell office:value-type="float" office:value="43270">
                <text:p>43270</text:p>
              </table:table-cell>
            </table:table-row>
            <table:table-row>
              <table:table-cell office:value-type="float" office:value="768">
                <text:p>768</text:p>
              </table:table-cell>
              <table:table-cell office:value-type="float" office:value="148266">
                <text:p>148266</text:p>
              </table:table-cell>
              <table:table-cell office:value-type="float" office:value="68867">
                <text:p>68867</text:p>
              </table:table-cell>
              <table:table-cell office:value-type="float" office:value="164925">
                <text:p>164925</text:p>
              </table:table-cell>
              <table:table-cell office:value-type="float" office:value="79945">
                <text:p>79945</text:p>
              </table:table-cell>
            </table:table-row>
            <table:table-row>
              <table:table-cell office:value-type="float" office:value="896">
                <text:p>896</text:p>
              </table:table-cell>
              <table:table-cell office:value-type="float" office:value="135202">
                <text:p>135202</text:p>
              </table:table-cell>
              <table:table-cell office:value-type="float" office:value="50335">
                <text:p>50335</text:p>
              </table:table-cell>
              <table:table-cell office:value-type="float" office:value="166336">
                <text:p>166336</text:p>
              </table:table-cell>
              <table:table-cell office:value-type="float" office:value="67490">
                <text:p>67490</text:p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206993">
                <text:p>206993</text:p>
              </table:table-cell>
              <table:table-cell office:value-type="float" office:value="106092">
                <text:p>106092</text:p>
              </table:table-cell>
              <table:table-cell office:value-type="float" office:value="260268">
                <text:p>260268</text:p>
              </table:table-cell>
              <table:table-cell office:value-type="float" office:value="129782">
                <text:p>129782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159296">
                <text:p>159296</text:p>
              </table:table-cell>
              <table:table-cell office:value-type="float" office:value="42888">
                <text:p>42888</text:p>
              </table:table-cell>
              <table:table-cell office:value-type="float" office:value="155187">
                <text:p>155187</text:p>
              </table:table-cell>
              <table:table-cell office:value-type="float" office:value="47514">
                <text:p>47514</text:p>
              </table:table-cell>
            </table:table-row>
            <table:table-row>
              <table:table-cell office:value-type="float" office:value="384">
                <text:p>384</text:p>
              </table:table-cell>
              <table:table-cell office:value-type="float" office:value="176518">
                <text:p>176518</text:p>
              </table:table-cell>
              <table:table-cell office:value-type="float" office:value="69339">
                <text:p>69339</text:p>
              </table:table-cell>
              <table:table-cell office:value-type="float" office:value="218090">
                <text:p>218090</text:p>
              </table:table-cell>
              <table:table-cell office:value-type="float" office:value="66887">
                <text:p>66887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266551">
                <text:p>266551</text:p>
              </table:table-cell>
              <table:table-cell office:value-type="float" office:value="116541">
                <text:p>116541</text:p>
              </table:table-cell>
              <table:table-cell office:value-type="float" office:value="366118">
                <text:p>366118</text:p>
              </table:table-cell>
              <table:table-cell office:value-type="float" office:value="156500">
                <text:p>156500</text:p>
              </table:table-cell>
            </table:table-row>
            <table:table-row>
              <table:table-cell office:value-type="float" office:value="640">
                <text:p>640</text:p>
              </table:table-cell>
              <table:table-cell office:value-type="float" office:value="291625">
                <text:p>291625</text:p>
              </table:table-cell>
              <table:table-cell office:value-type="float" office:value="112626">
                <text:p>112626</text:p>
              </table:table-cell>
              <table:table-cell office:value-type="float" office:value="362518">
                <text:p>362518</text:p>
              </table:table-cell>
              <table:table-cell office:value-type="float" office:value="111412">
                <text:p>111412</text:p>
              </table:table-cell>
            </table:table-row>
            <table:table-row>
              <table:table-cell office:value-type="float" office:value="768">
                <text:p>768</text:p>
              </table:table-cell>
              <table:table-cell office:value-type="float" office:value="390239">
                <text:p>390239</text:p>
              </table:table-cell>
              <table:table-cell office:value-type="float" office:value="170110">
                <text:p>170110</text:p>
              </table:table-cell>
              <table:table-cell office:value-type="float" office:value="491346">
                <text:p>491346</text:p>
              </table:table-cell>
              <table:table-cell office:value-type="float" office:value="167375">
                <text:p>167375</text:p>
              </table:table-cell>
            </table:table-row>
            <table:table-row>
              <table:table-cell office:value-type="float" office:value="896">
                <text:p>896</text:p>
              </table:table-cell>
              <table:table-cell office:value-type="float" office:value="411956">
                <text:p>411956</text:p>
              </table:table-cell>
              <table:table-cell office:value-type="float" office:value="159809">
                <text:p>159809</text:p>
              </table:table-cell>
              <table:table-cell office:value-type="float" office:value="516550">
                <text:p>516550</text:p>
              </table:table-cell>
              <table:table-cell office:value-type="float" office:value="165483">
                <text:p>165483</text:p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526216">
                <text:p>526216</text:p>
              </table:table-cell>
              <table:table-cell office:value-type="float" office:value="229722">
                <text:p>229722</text:p>
              </table:table-cell>
              <table:table-cell office:value-type="float" office:value="740558">
                <text:p>740558</text:p>
              </table:table-cell>
              <table:table-cell office:value-type="float" office:value="470262">
                <text:p>470262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232130">
                <text:p>232130</text:p>
              </table:table-cell>
              <table:table-cell office:value-type="float" office:value="79108">
                <text:p>79108</text:p>
              </table:table-cell>
              <table:table-cell office:value-type="float" office:value="328512">
                <text:p>328512</text:p>
              </table:table-cell>
              <table:table-cell office:value-type="float" office:value="127040">
                <text:p>127040</text:p>
              </table:table-cell>
            </table:table-row>
            <table:table-row>
              <table:table-cell office:value-type="float" office:value="384">
                <text:p>384</text:p>
              </table:table-cell>
              <table:table-cell office:value-type="float" office:value="350781">
                <text:p>350781</text:p>
              </table:table-cell>
              <table:table-cell office:value-type="float" office:value="120667">
                <text:p>120667</text:p>
              </table:table-cell>
              <table:table-cell office:value-type="float" office:value="487241">
                <text:p>487241</text:p>
              </table:table-cell>
              <table:table-cell office:value-type="float" office:value="127841">
                <text:p>127841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503661">
                <text:p>503661</text:p>
              </table:table-cell>
              <table:table-cell office:value-type="float" office:value="196237">
                <text:p>196237</text:p>
              </table:table-cell>
              <table:table-cell office:value-type="float" office:value="705111">
                <text:p>705111</text:p>
              </table:table-cell>
              <table:table-cell office:value-type="float" office:value="355419">
                <text:p>355419</text:p>
              </table:table-cell>
            </table:table-row>
            <table:table-row>
              <table:table-cell office:value-type="float" office:value="640">
                <text:p>640</text:p>
              </table:table-cell>
              <table:table-cell office:value-type="float" office:value="602096">
                <text:p>602096</text:p>
              </table:table-cell>
              <table:table-cell office:value-type="float" office:value="204036">
                <text:p>204036</text:p>
              </table:table-cell>
              <table:table-cell office:value-type="float" office:value="845272">
                <text:p>845272</text:p>
              </table:table-cell>
              <table:table-cell office:value-type="float" office:value="215313">
                <text:p>215313</text:p>
              </table:table-cell>
            </table:table-row>
            <table:table-row>
              <table:table-cell office:value-type="float" office:value="768">
                <text:p>768</text:p>
              </table:table-cell>
              <table:table-cell office:value-type="float" office:value="741971">
                <text:p>741971</text:p>
              </table:table-cell>
              <table:table-cell office:value-type="float" office:value="285756">
                <text:p>285756</text:p>
              </table:table-cell>
              <table:table-cell office:value-type="float" office:value="1016697">
                <text:p>1016697</text:p>
              </table:table-cell>
              <table:table-cell office:value-type="float" office:value="401099">
                <text:p>401099</text:p>
              </table:table-cell>
            </table:table-row>
            <table:table-row>
              <table:table-cell office:value-type="float" office:value="896">
                <text:p>896</text:p>
              </table:table-cell>
              <table:table-cell office:value-type="float" office:value="951737">
                <text:p>951737</text:p>
              </table:table-cell>
              <table:table-cell office:value-type="float" office:value="289611">
                <text:p>289611</text:p>
              </table:table-cell>
              <table:table-cell office:value-type="float" office:value="1054156">
                <text:p>1054156</text:p>
              </table:table-cell>
              <table:table-cell office:value-type="float" office:value="309427">
                <text:p>309427</text:p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1019789">
                <text:p>1019789</text:p>
              </table:table-cell>
              <table:table-cell office:value-type="float" office:value="385612">
                <text:p>385612</text:p>
              </table:table-cell>
              <table:table-cell office:value-type="float" office:value="NaN">
                <text:p>NaN</text:p>
              </table:table-cell>
              <table:table-cell office:value-type="float" office:value="755266">
                <text:p>75526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2.2$Linux_X86_64 LibreOffice_project/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